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krutiTml1" svg:font-family="AkrutiTml1" style:font-pitch="variable"/>
    <style:font-face style:name="Iosevka SS08" svg:font-family="'Iosevka SS08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Noto Serif Tamil Med" svg:font-family="'Noto Serif Tamil Med'" style:font-family-generic="roman" style:font-pitch="variable"/>
    <style:font-face style:name="Droid Sans Japanese" svg:font-family="'Droid Sans Japanese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itle">
      <style:text-properties style:font-name="Iosevka SS08" officeooo:rsid="000ea5f2" officeooo:paragraph-rsid="000ea5f2"/>
    </style:style>
    <style:style style:name="P2" style:family="paragraph" style:parent-style-name="Heading">
      <style:text-properties style:font-name="Iosevka SS08"/>
    </style:style>
    <style:style style:name="P3" style:family="paragraph" style:parent-style-name="Heading">
      <style:text-properties style:font-name="Iosevka SS08" officeooo:rsid="000f1919" officeooo:paragraph-rsid="000f1919"/>
    </style:style>
    <style:style style:name="P4" style:family="paragraph" style:parent-style-name="Heading">
      <style:text-properties style:font-name="Iosevka SS08" officeooo:rsid="001092b0" officeooo:paragraph-rsid="001092b0"/>
    </style:style>
    <style:style style:name="P5" style:family="paragraph" style:parent-style-name="Text_20_body">
      <style:text-properties style:font-name="Iosevka SS08" officeooo:rsid="000f1919" officeooo:paragraph-rsid="000f1919"/>
    </style:style>
    <style:style style:name="P6" style:family="paragraph" style:parent-style-name="Text_20_body">
      <style:text-properties style:font-name="Iosevka SS08" officeooo:rsid="001092b0" officeooo:paragraph-rsid="001092b0"/>
    </style:style>
    <style:style style:name="T1" style:family="text">
      <style:text-properties officeooo:rsid="001092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lassendiagramm</text:p>
      <text:p text:style-name="P2">Performer → Movie:</text:p>
      <text:p text:style-name="P5">Ein Performer kann mit midestens einem Film assoziiert werden.</text:p>
      <text:p text:style-name="P3">Movie → Performer:</text:p>
      <text:p text:style-name="P5">Ein Movie kann mit unendlich vielen Performern assoziiert werden, aber auh mit keinem.</text:p>
      <text:p text:style-name="P3">Performer → Storage:</text:p>
      <text:p text:style-name="P5">Die Performer verwenden den Storage um zu speichern.</text:p>
      <text:p text:style-name="P3">Movie → Storage:</text:p>
      <text:p text:style-name="P5">Die Movies verwenden den Storage um zu speicher<text:span text:style-name="T1">n</text:span>.</text:p>
      <text:p text:style-name="P4">Performer → Portrayble:</text:p>
      <text:p text:style-name="P6">Performer erbt von Portayble.</text:p>
      <text:p text:style-name="P4">Movie → Portrayble:</text:p>
      <text:p text:style-name="P6">Movie erbt von Portrayble.</text:p>
      <text:p text:style-name="P4">Portrayble → Nameable:</text:p>
      <text:p text:style-name="P6">Portrayble implementiert das Nameable Interface um benannt werden zu können.</text:p>
      <text:p text:style-name="P4">Portrayble → Rateable:</text:p>
      <text:p text:style-name="P6">Portrayble implementiert das Rateable Interface um bewertet werden zu können.</text:p>
      <text:p text:style-name="P4">Portrayble → Identifiable:</text:p>
      <text:p text:style-name="P6">Portrayble implementiert das Identifiable Interface um eine id zu haben.</text:p>
      <text:p text:style-name="P4">Portrayble → Parcelable:</text:p>
      <text:p text:style-name="P6">Portrayble implementiert das Parcelable Interface um zwischen Activities geparced werden zu könn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krutiTml1" svg:font-family="AkrutiTml1" style:font-pitch="variable"/>
    <style:font-face style:name="Iosevka SS08" svg:font-family="'Iosevka SS08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Noto Serif Tamil Med" svg:font-family="'Noto Serif Tamil Med'" style:font-family-generic="roman" style:font-pitch="variable"/>
    <style:font-face style:name="Droid Sans Japanese" svg:font-family="'Droid Sans Japanese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2:59:39.424915612</meta:creation-date>
    <dc:date>2019-11-21T13:30:30.398505222</dc:date>
    <meta:editing-duration>PT10M29S</meta:editing-duration>
    <meta:editing-cycles>3</meta:editing-cycles>
    <meta:generator>LibreOffice/6.2.8.2$Linux_X86_64 LibreOffice_project/20$Build-2</meta:generator>
    <meta:document-statistic meta:table-count="0" meta:image-count="0" meta:object-count="0" meta:page-count="1" meta:paragraph-count="21" meta:word-count="119" meta:character-count="851" meta:non-whitespace-character-count="753"/>
  </office:meta>
</office:document-meta>
</file>